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4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60.47mm" svg:height="155.92mm" svg:x="181.72mm" svg:y="10.09mm">
            <draw:object draw:notify-on-update-of-ranges="Foglio5.A4:Foglio5.A16 Foglio5.H3:Foglio5.H3 Foglio5.H4:Foglio5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/>
          <table:table-cell office:value-type="string" calcext:value-type="string">
            <text:p>e(PMT5)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/>
          <table:table-cell table:formula="of:=[.D4]/[.C4]" office:value-type="float" office:value="0.6301261829653" calcext:value-type="float">
            <text:p>0,6301261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/>
          <table:table-cell table:formula="of:=[.D5]/[.C5]" office:value-type="float" office:value="0.802959501557632" calcext:value-type="float">
            <text:p>0,8029595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D6]/[.C6]" office:value-type="float" office:value="0.860262008733625" calcext:value-type="float">
            <text:p>0,86026200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/>
          <table:table-cell table:formula="of:=[.D7]/[.C7]" office:value-type="float" office:value="0.915925626515764" calcext:value-type="float">
            <text:p>0,915925626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/>
          <table:table-cell table:formula="of:=[.D8]/[.C8]" office:value-type="float" office:value="0.953579858379229" calcext:value-type="float">
            <text:p>0,95357985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/>
          <table:table-cell table:formula="of:=[.D9]/[.C9]" office:value-type="float" office:value="0.961119751166407" calcext:value-type="float">
            <text:p>0,96111975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D10]/[.C10]" office:value-type="float" office:value="0.966034755134281" calcext:value-type="float">
            <text:p>0,9660347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D11]/[.C11]" office:value-type="float" office:value="0.978004713275726" calcext:value-type="float">
            <text:p>0,97800471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/>
          <table:table-cell table:formula="of:=[.D12]/[.C12]" office:value-type="float" office:value="0.978102189781022" calcext:value-type="float">
            <text:p>0,97810218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/>
          <table:table-cell table:formula="of:=[.D13]/[.C13]" office:value-type="float" office:value="0.977401129943503" calcext:value-type="float">
            <text:p>0,97740112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D14]/[.C14]" office:value-type="float" office:value="0.984615384615385" calcext:value-type="float">
            <text:p>0,98461538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/>
          <table:table-cell table:formula="of:=[.D15]/[.C15]" office:value-type="float" office:value="0.982839313572543" calcext:value-type="float">
            <text:p>0,98283931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/>
          <table:table-cell table:formula="of:=[.D16]/[.C16]" office:value-type="float" office:value="0.984812150279776" calcext:value-type="float">
            <text:p>0,9848121503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1:45:38.5348163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19T11:47:12.648859204</dc:date>
    <dc:creator>salvo </dc:creator>
    <meta:editing-duration>PT1H30M42S</meta:editing-duration>
    <meta:editing-cycles>14</meta:editing-cycles>
    <meta:generator>LibreOffice/4.4.3.2$Linux_X86_64 LibreOffice_project/40m0$Build-2</meta:generator>
    <meta:document-statistic meta:table-count="5" meta:cell-count="4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65cm" svg:y="7.995cm" style:legend-expansion="high" chart:style-name="ch2"/>
        <chart:plot-area chart:style-name="ch3" table:cell-range-address="Foglio1.A2:Foglio1.D17 Foglio1.B1:Foglio1.D1" chart:data-source-has-labels="both" svg:x="-0.793cm" svg:y="-0.199cm" svg:width="30.478cm" svg:height="16.906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92cm" svg:y="6.747cm" style:legend-expansion="high" chart:style-name="ch2"/>
        <chart:plot-area chart:style-name="ch3" table:cell-range-address="Foglio2.A2:Foglio2.D10 Foglio2.B1:Foglio2.D1" chart:data-source-has-labels="both" svg:x="0.563cm" svg:y="0.611cm" svg:width="20.388cm" svg:height="14.483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95cm" svg:y="4.681cm" style:legend-expansion="high" chart:style-name="ch2"/>
        <chart:plot-area chart:style-name="ch3" table:cell-range-address="Foglio2.A2:Foglio2.A10 Foglio2.E2:Foglio2.E10" svg:x="0.477cm" svg:y="0.199cm" svg:width="19.996cm" svg:height="9.563cm">
          <chartooo:coordinate-region svg:x="1.389cm" svg:y="0.398cm" svg:width="18.804cm" svg:height="8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408cm" svg:y="7.009cm" style:legend-expansion="high" chart:style-name="ch2"/>
        <chart:plot-area chart:style-name="ch3" table:cell-range-address="Foglio3.A2:Foglio3.B17 Foglio3.B1:Foglio3.B1" chart:data-source-has-labels="both" svg:x="0.646cm" svg:y="0.292cm" svg:width="29.116cm" svg:height="14.032cm">
          <chartooo:coordinate-region svg:x="1.453cm" svg:y="0.491cm" svg:width="28.122cm" svg:height="13.186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471cm" svg:y="5.136cm" style:legend-expansion="high" chart:style-name="ch2"/>
        <chart:plot-area chart:style-name="ch3" table:cell-range-address="Foglio4.A2:Foglio4.A18 Foglio4.E1:Foglio4.F18" chart:data-source-has-labels="both" svg:x="0.505cm" svg:y="0.227cm" svg:width="21.461cm" svg:height="10.915cm">
          <chartooo:coordinate-region svg:x="1.312cm" svg:y="0.426cm" svg:width="20.097cm" svg:height="10.06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72cm" svg:y="4.051cm" style:legend-expansion="high" chart:style-name="ch2"/>
        <chart:plot-area chart:style-name="ch3" table:cell-range-address="Foglio4.A2:Foglio4.D18 Foglio4.B1:Foglio4.D1" chart:data-source-has-labels="both" svg:x="0.509cm" svg:y="0.193cm" svg:width="22.354cm" svg:height="9.31cm">
          <chartooo:coordinate-region svg:x="1.686cm" svg:y="0.392cm" svg:width="20.805cm" svg:height="8.46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15.593cm" xlink:href=".." xlink:type="simple" chart:class="chart:line" chart:style-name="ch1">
        <chart:legend chart:legend-position="end" svg:x="23.381cm" svg:y="7.497cm" style:legend-expansion="high" chart:style-name="ch2"/>
        <chart:plot-area chart:style-name="ch3" table:cell-range-address="Foglio5.A4:Foglio5.A16 Foglio5.H3:Foglio5.H16" chart:data-source-has-labels="both" svg:x="0.52cm" svg:y="0.311cm" svg:width="22.341cm" svg:height="14.971cm">
          <chartooo:coordinate-region svg:x="1.432cm" svg:y="0.51cm" svg:width="21.057cm" svg:height="14.126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5.H4:Foglio5.H16" chart:label-cell-address="Foglio5.H3:Foglio5.H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H3:Foglio5.H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H4:Foglio5.H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